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9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74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stroke="none" svg:stroke-color="#000000" draw:fill="none" draw:fill-color="#ffffff" fo:min-height="5.21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3.432cm"/>
    </style:style>
    <style:style style:name="gr9" style:family="graphic" style:parent-style-name="standard">
      <style:graphic-properties draw:stroke="none" svg:stroke-color="#000000" draw:fill="none" draw:fill-color="#ffffff" fo:min-height="3.394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9.836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none" svg:stroke-color="#000000" draw:fill="none" draw:fill-color="#ffffff" fo:min-height="4.25cm"/>
    </style:style>
    <style:style style:name="gr14" style:family="graphic" style:parent-style-name="standard">
      <style:graphic-properties draw:stroke="none" svg:stroke-color="#000000" draw:fill="none" draw:fill-color="#ffffff" fo:min-height="3.75cm"/>
    </style:style>
    <style:style style:name="gr15" style:family="graphic" style:parent-style-name="standard">
      <style:graphic-properties draw:stroke="none" svg:stroke-color="#000000" draw:fill="none" draw:fill-color="#ffffff" fo:min-height="4.75cm"/>
    </style:style>
    <style:style style:name="gr16" style:family="graphic" style:parent-style-name="standard">
      <style:graphic-properties draw:stroke="none" svg:stroke-color="#000000" draw:fill="none" draw:fill-color="#ffffff" fo:min-height="7.747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4pt" fo:font-weight="bold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4pt" fo:font-weight="bold"/>
    </style:style>
    <style:style style:name="T5" style:family="text">
      <style:text-properties fo:font-size="10.5pt"/>
    </style:style>
    <style:style style:name="T6" style:family="text">
      <style:text-properties fo:font-size="12pt"/>
    </style:style>
    <style:style style:name="T7" style:family="text">
      <style:text-properties fo:font-size="10pt"/>
    </style:style>
    <style:style style:name="T8" style:family="text">
      <style:text-properties fo:font-size="12pt" fo:font-style="normal" fo:font-weight="normal"/>
    </style:style>
    <style:style style:name="T9" style:family="text">
      <style:text-properties fo:font-size="10.5pt" fo:font-weight="normal"/>
    </style:style>
    <style:style style:name="T10" style:family="text">
      <style:text-properties fo:font-size="10.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59cm" svg:height="4.7cm" svg:x="1cm" svg:y="0.3cm">
          <text:p/>
        </draw:rect>
        <draw:frame draw:style-name="gr2" draw:text-style-name="P3" draw:layer="layout" svg:width="5.5cm" svg:height="1.241cm" svg:x="1cm" svg:y="0.3cm">
          <draw:text-box>
            <text:p text:style-name="P2"><text:span text:style-name="T1">Program</text:span></text:p>
          </draw:text-box>
        </draw:frame>
        <draw:line draw:style-name="gr3" draw:text-style-name="P4" draw:layer="layout" svg:x1="1cm" svg:y1="1.155cm" svg:x2="6cm" svg:y2="1.155cm">
          <text:p/>
        </draw:line>
        <draw:frame draw:style-name="gr4" draw:text-style-name="P5" draw:layer="layout" svg:width="5.559cm" svg:height="1.433cm" svg:x="1cm" svg:y="1.155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1cm" svg:y1="2.436cm" svg:x2="6cm" svg:y2="2.436cm">
          <text:p/>
        </draw:line>
        <draw:frame draw:style-name="gr5" draw:text-style-name="P6" draw:layer="layout" svg:width="6.059cm" svg:height="4.25cm" svg:x="1cm" svg:y="2.5cm">
          <draw:text-box>
            <text:p text:style-name="P2"><text:span text:style-name="T3">+Program()</text:span></text:p>
            <text:p text:style-name="P2"><text:span text:style-name="T3">+Program(Program const&amp;)</text:span></text:p>
            <text:p text:style-name="P2"><text:span text:style-name="T3">+Program (FILE * )</text:span></text:p>
            <text:p text:style-name="P2"><text:span text:style-name="T3">+~Program()</text:span></text:p>
            <text:p text:style-name="P2"><text:span text:style-name="T3">...</text:span></text:p>
          </draw:text-box>
        </draw:frame>
        <draw:rect draw:style-name="gr1" draw:text-style-name="P4" draw:layer="layout" svg:width="4.5cm" svg:height="5.5cm" svg:x="7.5cm" svg:y="1.1cm">
          <text:p/>
        </draw:rect>
        <draw:frame draw:style-name="gr6" draw:text-style-name="P2" draw:id="id1" draw:layer="layout" svg:width="4.5cm" svg:height="5.464cm" svg:x="7.5cm" svg:y="1.1cm">
          <draw:text-box>
            <text:p text:style-name="P2"><text:span text:style-name="T4">Node</text:span></text:p>
            <text:p text:style-name="P2"/>
            <text:p text:style-name="P2"><text:span text:style-name="T5">Node * _next</text:span></text:p>
            <text:p text:style-name="P2"><text:span text:style-name="T5">Line * _content</text:span></text:p>
            <text:p text:style-name="P2"><text:span text:style-name="T5"/></text:p>
            <text:p text:style-name="P2"><text:span text:style-name="T5">+Node(Line * content)</text:span></text:p>
            <text:p text:style-name="P2"><text:span text:style-name="T5">+~Node()</text:span></text:p>
            <text:p text:style-name="P2"><text:span text:style-name="T5">+Node * getnext()</text:span></text:p>
            <text:p text:style-name="P2"><text:span text:style-name="T5">+void setNext(Node *r)</text:span></text:p>
            <text:p text:style-name="P2"><text:span text:style-name="T5">+Line * getLine()</text:span></text:p>
            <text:p text:style-name="P2"><text:span text:style-name="T5">+void setLine(Line * )</text:span></text:p>
          </draw:text-box>
        </draw:frame>
        <draw:line draw:style-name="gr3" draw:text-style-name="P4" draw:id="id6" draw:layer="layout" svg:x1="7.5cm" svg:y1="2.1cm" svg:x2="12cm" svg:y2="2.1cm">
          <text:p/>
        </draw:line>
        <draw:line draw:style-name="gr3" draw:text-style-name="P4" draw:id="id8" draw:layer="layout" svg:x1="7.559cm" svg:y1="3.6cm" svg:x2="12.059cm" svg:y2="3.6cm">
          <text:p/>
        </draw:line>
        <draw:connector draw:style-name="gr3" draw:text-style-name="P4" draw:layer="layout" svg:x1="12cm" svg:y1="3.832cm" svg:x2="12cm" svg:y2="3.832cm" draw:start-shape="id1" draw:end-shape="id1" svg:d="m12000 3832">
          <text:p/>
        </draw:connector>
        <draw:custom-shape draw:style-name="gr7" draw:text-style-name="P4" draw:id="id9" draw:layer="layout" svg:width="1cm" svg:height="0.855cm" svg:x="6.059cm" svg:y="2.4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id="id7" draw:layer="layout" svg:width="1cm" svg:height="0.5cm" svg:x="8.5cm" svg:y="0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5cm" svg:x="14.559cm" svg:y="0.5cm">
          <text:p/>
        </draw:rect>
        <draw:frame draw:style-name="gr8" draw:text-style-name="P2" draw:id="id4" draw:layer="layout" svg:width="5.5cm" svg:height="5.483cm" svg:x="14.559cm" svg:y="0.5cm">
          <draw:text-box>
            <text:p text:style-name="P2"><text:span text:style-name="T4">Line </text:span><text:s text:c="2"/><text:tab/><text:span text:style-name="T6">Abstract</text:span></text:p>
            <text:p text:style-name="P2"><text:span text:style-name="T5"/></text:p>
            <text:p text:style-name="P2"><text:span text:style-name="T5">string _line</text:span></text:p>
            <text:p text:style-name="P2"><text:span text:style-name="T5"/></text:p>
            <text:p text:style-name="P2"><text:span text:style-name="T5">+virtual ~Line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virtual t_Inst <text:s/>getType()</text:span></text:p>
            <text:p text:style-name="P2"><text:span text:style-name="T5"/></text:p>
          </draw:text-box>
        </draw:frame>
        <draw:line draw:style-name="gr3" draw:text-style-name="P4" draw:layer="layout" svg:x1="14.559cm" svg:y1="1.5cm" svg:x2="20.059cm" svg:y2="1.5cm">
          <text:p/>
        </draw:line>
        <draw:line draw:style-name="gr3" draw:text-style-name="P4" draw:layer="layout" svg:x1="14.559cm" svg:y1="2.5cm" svg:x2="20.059cm" svg:y2="2.5cm">
          <text:p/>
        </draw:line>
        <draw:custom-shape draw:style-name="gr7" draw:text-style-name="P4" draw:id="id5" draw:layer="layout" svg:width="1cm" svg:height="0.5cm" svg:x="12cm" svg:y="3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7.412cm" svg:x="15.559cm" svg:y="7.088cm">
          <text:p/>
        </draw:rect>
        <draw:frame draw:style-name="gr9" draw:text-style-name="P2" draw:layer="layout" svg:width="6.5cm" svg:height="6.971cm" svg:x="15.559cm" svg:y="7.088cm">
          <draw:text-box>
            <text:p text:style-name="P2"><text:span text:style-name="T4">Directive</text:span></text:p>
            <text:p text:style-name="P2"><text:span text:style-name="T5"/></text:p>
            <text:p text:style-name="P2"><text:span text:style-name="T5">string</text:span><text:span text:style-name="T5"><text:tab/></text:span><text:span text:style-name="T5">_dir </text:span></text:p>
            <text:p text:style-name="P2"><text:span text:style-name="T5">string</text:span><text:span text:style-name="T5"><text:tab/></text:span><text:span text:style-name="T5">_value </text:span></text:p>
            <text:p text:style-name="P2"><text:span text:style-name="T5">bool</text:span><text:span text:style-name="T5"><text:tab/></text:span><text:span text:style-name="T5">_isfunction </text:span></text:p>
            <text:p text:style-name="P2"><text:span text:style-name="T5"/></text:p>
            <text:p text:style-name="P2"><text:span text:style-name="T5">+Directive(string)</text:span></text:p>
            <text:p text:style-name="P2"><text:span text:style-name="T5">+Directive(string,string)</text:span></text:p>
            <text:p text:style-name="P2"><text:span text:style-name="T5">+Directive(string,string,bool)</text:span></text:p>
            <text:p text:style-name="P2"><text:span text:style-name="T5">+virtual ~Directive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bool isFunction()</text:span></text:p>
            <text:p text:style-name="P2"><text:span text:style-name="T5">+virtual t_Inst <text:s/>getType()</text:span></text:p>
          </draw:text-box>
        </draw:frame>
        <draw:rect draw:style-name="gr1" draw:text-style-name="P4" draw:layer="layout" svg:width="5.5cm" svg:height="5cm" svg:x="9.559cm" svg:y="8cm">
          <text:p/>
        </draw:rect>
        <draw:frame draw:style-name="gr9" draw:text-style-name="P2" draw:layer="layout" svg:width="5.5cm" svg:height="4.568cm" svg:x="9.559cm" svg:y="8.139cm">
          <draw:text-box>
            <text:p text:style-name="P2"><text:span text:style-name="T4">Label</text:span></text:p>
            <text:p text:style-name="P2"><text:span text:style-name="T6"/></text:p>
            <text:p text:style-name="P2"><text:span text:style-name="T5">+Label(string)</text:span></text:p>
            <text:p text:style-name="P2"><text:span text:style-name="T5">+virtual ~Label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virtual t_Inst <text:s/>getType()</text:span></text:p>
          </draw:text-box>
        </draw:frame>
        <draw:line draw:style-name="gr3" draw:text-style-name="P4" draw:layer="layout" svg:x1="9.559cm" svg:y1="9cm" svg:x2="15.059cm" svg:y2="9cm">
          <text:p/>
        </draw:line>
        <draw:line draw:style-name="gr3" draw:text-style-name="P4" draw:layer="layout" svg:x1="15.559cm" svg:y1="8.088cm" svg:x2="21.059cm" svg:y2="8.088cm">
          <text:p/>
        </draw:line>
        <draw:line draw:style-name="gr10" draw:text-style-name="P4" draw:layer="layout" svg:x1="14.559cm" svg:y1="8cm" svg:x2="16cm" svg:y2="5.5cm">
          <text:p/>
        </draw:line>
        <draw:line draw:style-name="gr10" draw:text-style-name="P4" draw:layer="layout" svg:x1="17.559cm" svg:y1="7cm" svg:x2="16.5cm" svg:y2="5.5cm">
          <text:p/>
        </draw:line>
        <draw:rect draw:style-name="gr1" draw:text-style-name="P4" draw:layer="layout" svg:width="6.5cm" svg:height="19.7cm" svg:x="0.559cm" svg:y="5.2cm">
          <text:p/>
        </draw:rect>
        <draw:frame draw:style-name="gr11" draw:text-style-name="P2" draw:layer="layout" svg:width="6.5cm" svg:height="21.381cm" svg:x="0.559cm" svg:y="5cm">
          <draw:text-box>
            <text:p text:style-name="P2"><text:span text:style-name="T4">Instruction</text:span></text:p>
            <text:p text:style-name="P2"><text:span text:style-name="T4"/></text:p>
            <text:p text:style-name="P2"><text:span text:style-name="T7">t_Operator _op</text:span></text:p>
            <text:p text:style-name="P2"><text:span text:style-name="T7">t_Format _format</text:span></text:p>
            <text:p text:style-name="P2"><text:span text:style-name="T7">t_Inst _type</text:span></text:p>
            <text:p text:style-name="P2"><text:span text:style-name="T7">Operand *_op1</text:span></text:p>
            <text:p text:style-name="P2"><text:span text:style-name="T7">Operand *_op2</text:span></text:p>
            <text:p text:style-name="P2"><text:span text:style-name="T7">Operand *_op3</text:span></text:p>
            <text:p text:style-name="P2"><text:span text:style-name="T7">int _nbrOper</text:span></text:p>
            <text:p text:style-name="P2"><text:span text:style-name="T7"/></text:p>
            <text:p text:style-name="P2"><text:span text:style-name="T7">+Instruction(string, t_Operator, t_Format, t_Inst, Operand *, Operand *, Operand *)</text:span></text:p>
            <text:p text:style-name="P2"><text:span text:style-name="T7">+virtual ~Instruction()</text:span></text:p>
            <text:p text:style-name="P2"><text:span text:style-name="T7">+Operand* getOp1()</text:span></text:p>
            <text:p text:style-name="P2"><text:span text:style-name="T7">+void setOp1(Operand *)</text:span></text:p>
            <text:p text:style-name="P2"><text:span text:style-name="T7">+Operand* getOp2()</text:span></text:p>
            <text:p text:style-name="P2"><text:span text:style-name="T7">+void setOp2(Operand *)</text:span></text:p>
            <text:p text:style-name="P2"><text:span text:style-name="T7">+Operand* getOp3()</text:span></text:p>
            <text:p text:style-name="P2"><text:span text:style-name="T7">+void setOp3(Operand *)</text:span></text:p>
            <text:p text:style-name="P2"><text:span text:style-name="T7">+t_Operator getOPcode()</text:span></text:p>
            <text:p text:style-name="P2"><text:span text:style-name="T7">+string stringOPcode()</text:span></text:p>
            <text:p text:style-name="P2"><text:span text:style-name="T7">+void setOPcode(t_Operator)</text:span></text:p>
            <text:p text:style-name="P2"><text:span text:style-name="T7">+t_Format getFormat()</text:span><text:span text:style-name="T7"><text:tab/></text:span></text:p>
            <text:p text:style-name="P2"><text:span text:style-name="T7">+t_Inst <text:s/>getType()</text:span></text:p>
            <text:p text:style-name="P2"><text:span text:style-name="T7">+virtual t_Line typeLine()</text:span><text:span text:style-name="T7"><text:tab/></text:span></text:p>
            <text:p text:style-name="P2"><text:span text:style-name="T7">+virtual string toString()</text:span><text:span text:style-name="T7"><text:tab/></text:span></text:p>
            <text:p text:style-name="P2"><text:span text:style-name="T7">+virtual string getContent()</text:span></text:p>
            <text:p text:style-name="P2"><text:span text:style-name="T7">+void setContent(string)</text:span></text:p>
            <text:p text:style-name="P2"><text:span text:style-name="T7">+string stringForm()</text:span></text:p>
            <text:p text:style-name="P2"><text:span text:style-name="T7">+string stringType()</text:span></text:p>
            <text:p text:style-name="P2"><text:span text:style-name="T7">+t_Dep is_dependant(Instruction)</text:span></text:p>
            <text:p text:style-name="P2"><text:span text:style-name="T7">+bool is_dep_RAW(Instruction)</text:span></text:p>
            <text:p text:style-name="P2"><text:span text:style-name="T7">+bool is_dep_WAR(Instruction)</text:span></text:p>
            <text:p text:style-name="P2"><text:span text:style-name="T7">+bool is_dep_WAW(Instruction</text:span></text:p>
            <text:p text:style-name="P2"><text:span text:style-name="T7">+int getNumberOper()</text:span></text:p>
            <text:p text:style-name="P2"><text:span text:style-name="T7">+void setNumberOper(int)</text:span></text:p>
            <text:p text:style-name="P2"><text:span text:style-name="T7">+Operand * getRegDst()</text:span></text:p>
            <text:p text:style-name="P2"><text:span text:style-name="T7">+Operand * getRegSrc1()</text:span></text:p>
            <text:p text:style-name="P2"><text:span text:style-name="T7">+Operand * getRegSrc2())</text:span></text:p>
            <text:p text:style-name="P2"><text:span text:style-name="T7">+void set_successor(Instruction*)</text:span></text:p>
            <text:p text:style-name="P2"><text:span text:style-name="T7">+Instruction *get_successor( int)</text:span></text:p>
            <text:p text:style-name="P2"><text:span text:style-name="T7">+void set_predecessor(Instruction *)</text:span></text:p>
            <text:p text:style-name="P2"><text:span text:style-name="T7">+Instruction *get_predecessor(int )</text:span></text:p>
            <text:p text:style-name="P2"><text:span text:style-name="T7">+int get_nbr_succ()</text:span></text:p>
            <text:p text:style-name="P2"><text:span text:style-name="T7">+int get_nbr_pred()</text:span></text:p>
            <text:p text:style-name="P2"><text:span text:style-name="T7">+int get_index()</text:span></text:p>
            <text:p text:style-name="P2"><text:span text:style-name="T7">+void set_index(int)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line draw:style-name="gr10" draw:text-style-name="P4" draw:layer="layout" svg:x1="11.5cm" svg:y1="7.5cm" svg:x2="15.5cm" svg:y2="5.5cm">
          <text:p/>
        </draw:line>
        <draw:line draw:style-name="gr3" draw:text-style-name="P4" draw:layer="layout" svg:x1="0.559cm" svg:y1="6cm" svg:x2="7.059cm" svg:y2="6cm">
          <text:p/>
        </draw:line>
        <draw:line draw:style-name="gr3" draw:text-style-name="P4" draw:layer="layout" svg:x1="0.559cm" svg:y1="9.2cm" svg:x2="7.059cm" svg:y2="9.2cm">
          <text:p/>
        </draw:line>
        <draw:rect draw:style-name="gr1" draw:text-style-name="P4" draw:layer="layout" svg:width="5cm" svg:height="5.25cm" svg:x="9cm" svg:y="13.75cm">
          <text:p/>
        </draw:rect>
        <draw:frame draw:style-name="gr12" draw:text-style-name="P7" draw:id="id2" draw:layer="layout" svg:width="5.5cm" svg:height="4.649cm" svg:x="9cm" svg:y="13.695cm">
          <draw:text-box>
            <text:p text:style-name="P2"><text:span text:style-name="T4">Operand <text:s text:c="3"/></text:span><text:span text:style-name="T8">Abstract</text:span></text:p>
            <text:p text:style-name="P2"><text:span text:style-name="T4"/></text:p>
            <text:p text:style-name="P2"><text:span text:style-name="T9">string _oper</text:span></text:p>
            <text:p text:style-name="P2"><text:span text:style-name="T9"/></text:p>
            <text:p text:style-name="P2"><text:span text:style-name="T9">+virtual ~Operand()</text:span></text:p>
            <text:p text:style-name="P2"><text:span text:style-name="T9">+virtual string getOp()</text:span></text:p>
            <text:p text:style-name="P2"><text:span text:style-name="T9">+virtual void setOp(string)</text:span></text:p>
            <text:p text:style-name="P2"><text:span text:style-name="T9">+virtual <text:s/>t_OpType getOptype()</text:span></text:p>
            <text:p text:style-name="P2"><text:span text:style-name="T9">+virtual string toString()</text:span></text:p>
          </draw:text-box>
        </draw:frame>
        <draw:line draw:style-name="gr3" draw:text-style-name="P4" draw:layer="layout" svg:x1="9cm" svg:y1="14.5cm" svg:x2="14cm" svg:y2="14.5cm">
          <text:p/>
        </draw:line>
        <draw:line draw:style-name="gr3" draw:text-style-name="P4" draw:layer="layout" svg:x1="9cm" svg:y1="15.5cm" svg:x2="14cm" svg:y2="15.5cm">
          <text:p/>
        </draw:line>
        <draw:rect draw:style-name="gr1" draw:text-style-name="P4" draw:layer="layout" svg:width="5.941cm" svg:height="8cm" svg:x="14.618cm" svg:y="15cm">
          <text:p/>
        </draw:rect>
        <draw:rect draw:style-name="gr1" draw:text-style-name="P4" draw:layer="layout" svg:width="6cm" svg:height="5cm" svg:x="14.5cm" svg:y="24cm">
          <text:p/>
        </draw:rect>
        <draw:frame draw:style-name="gr13" draw:text-style-name="P7" draw:layer="layout" svg:width="6cm" svg:height="4.505cm" svg:x="14.5cm" svg:y="24cm">
          <draw:text-box>
            <text:p text:style-name="P2"><text:span text:style-name="T4">OPImmediate</text:span></text:p>
            <text:p text:style-name="P2"><text:span text:style-name="T10"/></text:p>
            <text:p text:style-name="P2"><text:span text:style-name="T9">+OPImmediate(string)</text:span></text:p>
            <text:p text:style-name="P2"><text:span text:style-name="T9">+OPImmediate(int)</text:span></text:p>
            <text:p text:style-name="P2"><text:span text:style-name="T9">+virtual ~OPImmediate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rect draw:style-name="gr1" draw:text-style-name="P4" draw:layer="layout" svg:width="6cm" svg:height="4.5cm" svg:x="1.059cm" svg:y="25cm">
          <text:p/>
        </draw:rect>
        <draw:frame draw:style-name="gr14" draw:text-style-name="P7" draw:layer="layout" svg:width="6cm" svg:height="4.094cm" svg:x="1.059cm" svg:y="25cm">
          <draw:text-box>
            <text:p text:style-name="P2"><text:span text:style-name="T4">OPExpression</text:span></text:p>
            <text:p text:style-name="P2"><text:span text:style-name="T10"/></text:p>
            <text:p text:style-name="P2"><text:span text:style-name="T9">+OPExpression(string)</text:span></text:p>
            <text:p text:style-name="P2"><text:span text:style-name="T9">+virtual ~OPExpression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rect draw:style-name="gr1" draw:text-style-name="P4" draw:layer="layout" svg:width="6cm" svg:height="4.5cm" svg:x="8.059cm" svg:y="24.5cm">
          <text:p/>
        </draw:rect>
        <draw:frame draw:style-name="gr15" draw:text-style-name="P7" draw:layer="layout" svg:width="6cm" svg:height="5cm" svg:x="8.059cm" svg:y="24.5cm">
          <draw:text-box>
            <text:p text:style-name="P2"><text:span text:style-name="T4">OPLabel</text:span></text:p>
            <text:p text:style-name="P2"><text:span text:style-name="T10"/></text:p>
            <text:p text:style-name="P2"><text:span text:style-name="T9">+OPLabel(string)</text:span></text:p>
            <text:p text:style-name="P2"><text:span text:style-name="T9">+virtual ~OPLabel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frame draw:style-name="gr16" draw:text-style-name="P7" draw:layer="layout" svg:width="6cm" svg:height="7.997cm" svg:x="14.559cm" svg:y="15cm">
          <draw:text-box>
            <text:p text:style-name="P2"><text:span text:style-name="T4">OPRegister</text:span></text:p>
            <text:p text:style-name="P2"><text:span text:style-name="T4"/></text:p>
            <text:p text:style-name="P2"><text:span text:style-name="T9">int _reg</text:span></text:p>
            <text:p text:style-name="P2"><text:span text:style-name="T9">t_Src_Dst _type</text:span></text:p>
            <text:p text:style-name="P2"><text:span text:style-name="T9"/></text:p>
            <text:p text:style-name="P2"><text:span text:style-name="T9">+OPRegister(string, t_Src_Ds)</text:span></text:p>
            <text:p text:style-name="P2"><text:span text:style-name="T9">+OPRegister(string, int,t_Src_Ds)</text:span></text:p>
            <text:p text:style-name="P2"><text:span text:style-name="T9">+OPRegister( int ,t_Src_Ds)</text:span></text:p>
            <text:p text:style-name="P2"><text:span text:style-name="T9">+virtual ~OPRegister()</text:span></text:p>
            <text:p text:style-name="P2"><text:span text:style-name="T9">+int getReg()</text:span></text:p>
            <text:p text:style-name="P2"><text:span text:style-name="T9">+void setReg( int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>+virtual t_Src_Dst getType( )</text:span></text:p>
            <text:p text:style-name="P2"><text:span text:style-name="T9">+void setType(t_Src_Dst )</text:span></text:p>
            <text:p text:style-name="P2"><text:span text:style-name="T9"/></text:p>
          </draw:text-box>
        </draw:frame>
        <draw:line draw:style-name="gr3" draw:text-style-name="P4" draw:layer="layout" svg:x1="14.559cm" svg:y1="17.5cm" svg:x2="20.559cm" svg:y2="17.5cm">
          <text:p/>
        </draw:line>
        <draw:line draw:style-name="gr3" draw:text-style-name="P4" draw:layer="layout" svg:x1="14.618cm" svg:y1="16cm" svg:x2="20.559cm" svg:y2="16cm">
          <text:p/>
        </draw:line>
        <draw:line draw:style-name="gr3" draw:text-style-name="P4" draw:layer="layout" svg:x1="1.059cm" svg:y1="24.9cm" svg:x2="7.059cm" svg:y2="24.9cm">
          <text:p/>
        </draw:line>
        <draw:line draw:style-name="gr3" draw:text-style-name="P4" draw:layer="layout" svg:x1="8.059cm" svg:y1="25.5cm" svg:x2="14.059cm" svg:y2="25.5cm">
          <text:p/>
        </draw:line>
        <draw:line draw:style-name="gr3" draw:text-style-name="P4" draw:layer="layout" svg:x1="14.5cm" svg:y1="25cm" svg:x2="20.5cm" svg:y2="25cm">
          <text:p/>
        </draw:line>
        <draw:line draw:style-name="gr10" draw:text-style-name="P4" draw:layer="layout" svg:x1="7.059cm" svg:y1="25cm" svg:x2="10.5cm" svg:y2="19cm">
          <text:p/>
        </draw:line>
        <draw:line draw:style-name="gr10" draw:text-style-name="P4" draw:layer="layout" svg:x1="11.059cm" svg:y1="24.5cm" svg:x2="11cm" svg:y2="19cm">
          <text:p/>
        </draw:line>
        <draw:line draw:style-name="gr10" draw:text-style-name="P4" draw:layer="layout" svg:x1="15cm" svg:y1="24cm" svg:x2="11.5cm" svg:y2="19cm">
          <text:p/>
        </draw:line>
        <draw:line draw:style-name="gr10" draw:text-style-name="P4" draw:layer="layout" svg:x1="14.559cm" svg:y1="21cm" svg:x2="12cm" svg:y2="19cm">
          <text:p/>
        </draw:line>
        <draw:custom-shape draw:style-name="gr7" draw:text-style-name="P4" draw:id="id3" draw:layer="layout" svg:width="1cm" svg:height="1cm" svg:x="7.059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9cm" svg:y1="16.019cm" svg:x2="7.559cm" svg:y2="13.5cm" draw:start-shape="id2" draw:end-shape="id3" svg:d="m9000 16019h-1441v-2519">
          <text:p/>
        </draw:connector>
        <draw:connector draw:style-name="gr3" draw:text-style-name="P4" draw:layer="layout" draw:line-skew="31.361cm -3.484cm" svg:x1="14.559cm" svg:y1="3.241cm" svg:x2="13cm" svg:y2="3.349cm" draw:start-shape="id4" draw:start-glue-point="3" draw:end-shape="id5" draw:end-glue-point="7" svg:d="m14559 3241h-500v-241h-557v349h-502">
          <text:p/>
        </draw:connector>
        <draw:connector draw:style-name="gr3" draw:text-style-name="P4" draw:layer="layout" svg:x1="12cm" svg:y1="2.1cm" svg:x2="8.999cm" svg:y2="0.6cm" draw:start-shape="id6" draw:start-glue-point="1" draw:end-shape="id7" draw:end-glue-point="4" svg:d="m12000 2100v-2001h-3001v501">
          <text:p/>
        </draw:connector>
        <draw:line draw:style-name="gr3" draw:text-style-name="P4" draw:layer="layout" svg:x1="7.059cm" svg:y1="8.5cm" svg:x2="11.559cm" svg:y2="7.5cm">
          <text:p/>
        </draw:line>
        <draw:line draw:style-name="gr3" draw:text-style-name="P4" draw:layer="layout" svg:x1="5.559cm" svg:y1="1.155cm" svg:x2="6.559cm" svg:y2="1.155cm">
          <text:p/>
        </draw:line>
        <draw:line draw:style-name="gr3" draw:text-style-name="P4" draw:layer="layout" svg:x1="5.559cm" svg:y1="2.436cm" svg:x2="6.559cm" svg:y2="2.436cm">
          <text:p/>
        </draw:line>
        <draw:line draw:style-name="gr3" draw:text-style-name="P4" draw:layer="layout" svg:x1="15.5cm" svg:y1="9.5cm" svg:x2="21cm" svg:y2="9.5cm">
          <text:p/>
        </draw:line>
        <draw:line draw:style-name="gr3" draw:text-style-name="P4" draw:layer="layout" svg:x1="15.559cm" svg:y1="8.088cm" svg:x2="21.059cm" svg:y2="8.088cm">
          <text:p/>
        </draw:line>
        <draw:connector draw:style-name="gr3" draw:text-style-name="P4" draw:layer="layout" draw:line-skew="-0.501cm -5.501cm" svg:x1="7.559cm" svg:y1="3.6cm" svg:x2="7.059cm" svg:y2="2.863cm" draw:start-shape="id8" draw:start-glue-point="3" draw:end-shape="id9" draw:end-glue-point="7" svg:d="m7559 3600v0h-500v-737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53cm" fo:margin-left="0.05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Emel Hajjem</meta:initial-creator>
    <meta:creation-date>2011-04-18T11:46:10</meta:creation-date>
    <dc:date>2011-07-08T12:26:32</dc:date>
    <dc:language>fr-FR</dc:language>
    <meta:editing-cycles>10</meta:editing-cycles>
    <meta:editing-duration>PT02H28M13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